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1.782cm" fo:min-width="3.691cm"/>
    </style:style>
    <style:style style:name="gr2" style:family="graphic" style:parent-style-name="standard">
      <style:graphic-properties draw:fill-color="#e0efd4" draw:textarea-horizontal-align="justify" draw:textarea-vertical-align="top" draw:auto-grow-height="false" fo:min-height="2.798cm" fo:min-width="3.945cm"/>
    </style:style>
    <style:style style:name="gr3" style:family="graphic" style:parent-style-name="standard">
      <style:graphic-properties draw:fill-color="#dfcce4" draw:textarea-horizontal-align="justify" draw:textarea-vertical-align="middle" draw:auto-grow-height="false" fo:min-height="0.739cm" fo:min-width="1.387cm"/>
    </style:style>
    <style:style style:name="gr4" style:family="graphic" style:parent-style-name="standard">
      <style:graphic-properties draw:fill-color="#ffe5ca" draw:textarea-horizontal-align="justify" draw:textarea-vertical-align="middle" draw:auto-grow-height="false" fo:min-height="2.354cm" fo:min-width="2.422cm"/>
    </style:style>
    <style:style style:name="gr5" style:family="graphic" style:parent-style-name="standard">
      <style:graphic-properties draw:fill-color="#c7a0cb" draw:textarea-horizontal-align="justify" draw:textarea-vertical-align="middle" draw:auto-grow-height="false" fo:min-height="1.148cm" fo:min-width="1.4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bcc" draw:textarea-horizontal-align="justify" draw:textarea-vertical-align="middle" draw:auto-grow-height="false" fo:min-height="1.084cm" fo:min-width="3.723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e0efd4"/>
      <style:paragraph-properties fo:text-align="center"/>
    </style:style>
    <style:style style:name="P4" style:family="paragraph">
      <loext:graphic-properties draw:fill-color="#dfcce4"/>
      <style:paragraph-properties fo:text-align="center"/>
    </style:style>
    <style:style style:name="P5" style:family="paragraph">
      <loext:graphic-properties draw:fill-color="#ffe5ca"/>
      <style:paragraph-properties fo:text-align="center"/>
    </style:style>
    <style:style style:name="P6" style:family="paragraph">
      <loext:graphic-properties draw:fill-color="#c7a0cb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b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2.032cm" svg:x="7.707cm" svg:y="2.27cm">
          <text:p text:style-name="P1">Load </text:p>
          <text:p text:style-name="P1">Balancer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4.445cm" svg:height="3.048cm" svg:x="15.146cm" svg:y="2.016cm">
            <text:p text:style-name="P1">node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397cm" svg:x="16.289cm" svg:y="3.286cm">
            <text:p text:style-name="P1">ap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4.445cm" svg:height="3.048cm" svg:x="15.038cm" svg:y="7.096cm">
            <text:p text:style-name="P1">nod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.667cm" svg:height="1.397cm" svg:x="16.181cm" svg:y="8.366cm">
            <text:p text:style-name="P1">app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" draw:text-style-name="P3" draw:layer="layout" svg:width="4.445cm" svg:height="3.048cm" svg:x="21.515cm" svg:y="2.016cm">
            <text:p text:style-name="P1">node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397cm" svg:x="22.658cm" svg:y="3.286cm">
            <text:p text:style-name="P1">ap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4.445cm" svg:height="3.048cm" svg:x="21.541cm" svg:y="7.179cm">
            <text:p text:style-name="P1">node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397cm" svg:x="22.684cm" svg:y="8.449cm">
            <text:p text:style-name="P1">ap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5" draw:layer="layout" svg:width="5.842cm" svg:height="5.207cm" svg:x="7.247cm" svg:y="5.793cm">
            <text:p text:style-name="P1"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5" draw:text-style-name="P6" draw:layer="layout" svg:width="3.81cm" svg:height="2.794cm" svg:x="8.31cm" svg:y="7.018cm">
            <text:p text:style-name="P1">Container</text:p>
            <text:p text:style-name="P1">image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6" draw:text-style-name="P7" draw:layer="layout" svg:width="5.502cm" svg:height="0.962cm" svg:x="7.618cm" svg:y="11.157cm">
            <draw:text-box>
              <text:p>Container registry</text:p>
            </draw:text-box>
          </draw:frame>
        </draw:g>
        <draw:custom-shape draw:style-name="gr7" draw:text-style-name="P8" draw:layer="layout" svg:width="4.826cm" svg:height="2.667cm" svg:x="2.397cm" svg:y="1.762cm">
          <text:p text:style-name="P1">Request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21:05:06.641836311</meta:creation-date>
    <dc:date>2020-10-18T22:20:46.667594224</dc:date>
    <meta:editing-duration>PT1H15M41S</meta:editing-duration>
    <meta:editing-cycles>4</meta:editing-cycles>
    <meta:generator>LibreOffice/5.4.4.2$MacOSX_X86_64 LibreOffice_project/2524958677847fb3bb44820e40380acbe820f960</meta:generator>
    <meta:document-statistic meta:object-count="18"/>
  </office:meta>
</office:document-meta>
</file>